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RZar" svg:font-family="IRZar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c70c"/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0.4102in" draw:z-index="0" draw:style-name="gr1"><svg:title>TexMaths</svg:title><svg:desc>12§display§d_{ij} = \sqrt{(x_i-x_j)^2 + (y_i-y_j)^2 + z^2}§svg§600§FALSE§</svg:desc><draw:polygon draw:style-name="gr2" draw:text-style-name="P2" svg:width="2.5504in" svg:height="0.2665in" svg:x="0.0807in" svg:y="0in" svg:viewBox="0 0 6479 678" draw:points="3240,678 0,678 0,0 6479,0 6479,678"><text:p/></draw:polygon><draw:path draw:style-name="gr3" draw:text-style-name="P3" svg:width="0.0791in" svg:height="0.1169in" svg:x="0in" svg:y="0.0917in" svg:viewBox="0 0 202 298" svg:d="M202 5c0-1 0-5-6-5s-46 4-54 5c-3 0-5 2-5 7 0 6 3 6 9 6 21 0 22 4 22 7l-2 9-24 99c-9-16-21-26-40-26-49 0-102 62-102 123 0 41 23 68 56 68 9 0 30-2 56-32 3 18 18 32 38 32 16 0 25-9 31-24 7-14 13-40 13-42 0-4-4-4-4-4-5 0-5 2-6 8-9 28-16 53-33 53-12 0-13-11-13-19 0-11 1-14 4-21zM113 242c-1 8-1 10-9 17-18 23-34 30-46 30-22 0-28-23-28-40 0-21 13-74 24-93 12-24 31-40 49-40 28 0 34 35 34 37 0 3-1 5-3 8z"><text:p/></draw:path><draw:path draw:style-name="gr3" draw:text-style-name="P3" svg:width="0.035in" svg:height="0.078in" svg:x="0.085in" svg:y="0.1543in" svg:viewBox="0 0 90 199" svg:d="M83 12c0-5-4-12-12-12-9 0-17 7-17 17 0 5 4 11 12 11s17-9 17-16zM22 162c-2 3-3 7-3 13 0 13 12 24 28 24 31 0 43-41 43-44 0-4-4-4-5-4-3 0-3 1-6 5-6 24-19 35-31 35-6 0-7-4-7-10 0-7 2-12 5-19 3-9 6-16 9-24 3-6 13-35 15-37 1-3 2-8 2-10 0-14-12-25-29-25-30 0-43 41-43 45s4 4 5 4c5 0 5-2 6-5 7-26 20-36 31-36 5 0 8 3 8 10s-2 12-9 30z"><text:p/></draw:path><draw:path draw:style-name="gr3" draw:text-style-name="P3" svg:width="0.0512in" svg:height="0.1004in" svg:x="0.1268in" svg:y="0.1543in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draw:path draw:style-name="gr3" draw:text-style-name="P3" svg:width="0.1102in" svg:height="0.0386in" svg:x="0.2524in" svg:y="0.1453in" svg:viewBox="0 0 281 99" svg:d="M266 17c8 0 15 0 15-9 0-8-7-8-13-8h-254c-7 0-14 0-14 8 0 9 7 9 14 9zM268 99c6 0 13 0 13-8s-7-8-15-8h-252c-7 0-14 0-14 8s7 8 14 8z"><text:p/></draw:path><draw:path draw:style-name="gr3" draw:text-style-name="P3" svg:width="0.1512in" svg:height="0.2988in" svg:x="0.4362in" svg:y="0.0035in" svg:viewBox="0 0 385 760" svg:d="M150 696l-91-316-59 69 7 5 29-33 96 339c14 0 14 0 19-11l232-732c2-6 2-9 2-9 0-4-3-8-8-8-7 0-9 6-10 11z"><text:p/></draw:path><draw:polygon draw:style-name="gr3" draw:text-style-name="P3" svg:width="1.9815in" svg:height="0.0067in" svg:x="0.5843in" svg:y="0.0035in" svg:viewBox="0 0 5034 18" draw:points="2517,18 0,18 0,0 5034,0 5034,18"><text:p/></draw:polygon><draw:path draw:style-name="gr3" draw:text-style-name="P3" svg:width="0.0382in" svg:height="0.1657in" svg:x="0.6008in" svg:y="0.0815in" svg:viewBox="0 0 98 422" svg:d="M98 418c0-1 0-2-7-9-53-53-66-133-66-198 0-73 16-146 69-199 4-5 4-6 4-8 0-3-1-4-4-4-4 0-42 29-68 83-21 45-26 92-26 128 0 33 5 84 28 132 26 52 62 79 66 79 3 0 4-1 4-4z"><text:p/></draw:path><draw:path draw:style-name="gr3" draw:text-style-name="P3" svg:width="0.0827in" svg:height="0.0752in" svg:x="0.6535in" svg:y="0.1331in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3" svg:width="0.035in" svg:height="0.078in" svg:x="0.7492in" svg:y="0.1543in" svg:viewBox="0 0 90 199" svg:d="M83 12c0-5-4-12-12-12-9 0-17 7-17 17 0 5 4 11 12 11s17-9 17-16zM22 162c-2 3-3 7-3 13 0 13 12 24 28 24 31 0 43-41 43-44 0-4-4-4-5-4-3 0-3 1-6 5-6 24-19 35-31 35-6 0-7-4-7-10 0-7 2-12 5-19 3-9 6-16 9-24 3-6 13-35 15-37 1-3 2-8 2-10 0-14-12-25-29-25-30 0-43 41-43 45s4 4 5 4c5 0 5-2 6-5 7-26 20-36 31-36 5 0 8 3 8 10s-2 12-9 30z"><text:p/></draw:path><draw:path draw:style-name="gr3" draw:text-style-name="P3" svg:width="0.1012in" svg:height="0.0067in" svg:x="0.8492in" svg:y="0.1618in" svg:viewBox="0 0 258 18" svg:d="M244 18c7 0 14 0 14-10 0-8-7-8-14-8h-230c-7 0-14 0-14 8 0 10 7 10 14 10z"><text:p/></draw:path><draw:path draw:style-name="gr3" draw:text-style-name="P3" svg:width="0.0827in" svg:height="0.0752in" svg:x="1.0067in" svg:y="0.1331in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3" svg:width="0.0512in" svg:height="0.1004in" svg:x="1.0969in" svg:y="0.1543in" svg:viewBox="0 0 131 256" svg:d="M131 12c0-6-4-12-12-12-9 0-17 8-17 17 0 5 4 11 12 11s17-8 17-16zM67 211c-5 20-20 37-38 37-4 0-7-1-11-1 8-5 11-11 11-16 0-7-6-11-12-11-10 0-17 8-17 17 0 12 12 19 30 19 17 0 53-9 61-46l27-107c1-2 2-5 2-10 0-15-14-27-32-27-33 0-52 41-52 45s4 4 5 4c3 0 3-1 6-6 7-17 23-35 39-35 8 0 11 5 11 15 0 3-1 7-1 9z"><text:p/></draw:path><draw:path draw:style-name="gr3" draw:text-style-name="P3" svg:width="0.0382in" svg:height="0.1657in" svg:x="1.1764in" svg:y="0.0815in" svg:viewBox="0 0 98 422" svg:d="M98 211c0-32-4-84-27-132-25-51-63-79-67-79-2 0-4 2-4 4s0 3 7 10c43 41 67 108 67 197 0 72-15 146-68 200-6 5-6 6-6 7 0 3 2 4 4 4 4 0 43-29 68-83 22-45 26-92 26-128z"><text:p/></draw:path><draw:path draw:style-name="gr3" draw:text-style-name="P3" svg:width="0.0516in" svg:height="0.0772in" svg:x="1.2386in" svg:y="0.0811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3" svg:width="0.1102in" svg:height="0.1106in" svg:x="1.352in" svg:y="0.1098in" svg:viewBox="0 0 281 282" svg:d="M150 150h118c6 0 13 0 13-9s-7-9-13-9h-118v-118c0-7 0-14-8-14-10 0-10 7-10 14v118h-118c-7 0-14 0-14 9s7 9 14 9h118v117c0 6 0 15 10 15 8 0 8-9 8-15z"><text:p/></draw:path><draw:path draw:style-name="gr3" draw:text-style-name="P3" svg:width="0.0382in" svg:height="0.1657in" svg:x="1.5256in" svg:y="0.0815in" svg:viewBox="0 0 98 422" svg:d="M98 418c0-1 0-2-7-9-53-53-66-133-66-198 0-73 16-146 69-199 4-5 4-6 4-8 0-3-1-4-4-4-4 0-42 29-68 83-21 45-26 92-26 128 0 33 5 84 28 132 26 52 62 79 66 79 3 0 4-1 4-4z"><text:p/></draw:path><draw:path draw:style-name="gr3" draw:text-style-name="P3" svg:width="0.0768in" svg:height="0.1071in" svg:x="1.5783in" svg:y="0.1331in" svg:viewBox="0 0 196 273" svg:d="M194 26c2-6 2-7 2-9 0-9-6-12-12-12-5 0-12 2-16 8-1 3-4 16-6 23-2 11-6 23-8 34l-20 76c-1 6-19 36-46 36-23 0-28-18-28-35 0-19 8-44 23-82 6-17 7-22 7-30 0-19-13-35-35-35-39 0-55 61-55 65 0 5 4 5 5 5 5 0 5-2 7-9 11-39 29-51 43-51 3 0 10 0 10 13 0 11-4 21-7 30-17 44-24 69-24 88 0 38 26 51 51 51 17 0 31-7 42-19-5 21-9 42-26 64-12 15-28 28-47 28-6 0-25-3-32-18 7 0 12 0 19-5 3-5 7-10 7-18 0-13-12-15-16-15-9 0-24 7-24 28s20 36 46 36c44 0 88-38 98-86z"><text:p/></draw:path><draw:path draw:style-name="gr3" draw:text-style-name="P3" svg:width="0.035in" svg:height="0.078in" svg:x="1.6602in" svg:y="0.1543in" svg:viewBox="0 0 90 199" svg:d="M83 12c0-5-4-12-12-12-9 0-17 7-17 17 0 5 4 11 12 11s17-9 17-16zM22 162c-2 3-3 7-3 13 0 13 12 24 28 24 30 0 43-41 43-44 0-4-4-4-5-4-3 0-3 1-6 5-6 24-19 35-31 35-6 0-7-4-7-10 0-7 2-12 5-19 3-9 6-16 9-24 3-6 13-35 15-37 1-3 2-8 2-10 0-14-12-25-29-25-30 0-43 41-43 45s4 4 5 4c5 0 5-2 6-5 7-26 20-36 31-36 5 0 8 3 8 10s-2 12-9 30z"><text:p/></draw:path><draw:path draw:style-name="gr3" draw:text-style-name="P3" svg:width="0.1012in" svg:height="0.0067in" svg:x="1.7606in" svg:y="0.1618in" svg:viewBox="0 0 258 18" svg:d="M244 18c7 0 14 0 14-10 0-8-7-8-14-8h-230c-7 0-14 0-14 8 0 10 7 10 14 10z"><text:p/></draw:path><draw:path draw:style-name="gr3" draw:text-style-name="P3" svg:width="0.0768in" svg:height="0.1071in" svg:x="1.9181in" svg:y="0.1331in" svg:viewBox="0 0 196 273" svg:d="M194 26c2-6 2-7 2-9 0-9-6-12-12-12-5 0-12 2-16 8-1 3-4 16-6 23-2 11-6 23-8 34l-20 76c-1 6-19 36-48 36-21 0-26-18-26-35 0-19 8-44 23-82 6-17 7-22 7-30 0-19-13-35-35-35-39 0-55 61-55 65 0 5 4 5 5 5 5 0 5-2 7-9 11-39 29-51 43-51 3 0 10 0 10 13 0 11-4 21-7 30-17 44-24 69-24 88 0 38 26 51 51 51 17 0 31-7 42-19-5 21-9 42-26 64-12 15-28 28-47 28-6 0-25-3-32-18 7 0 12 0 19-5 3-5 7-10 7-18 0-13-12-15-16-15-9 0-24 7-24 28s20 36 46 36c44 0 88-38 98-86z"><text:p/></draw:path><draw:path draw:style-name="gr3" draw:text-style-name="P3" svg:width="0.0512in" svg:height="0.1004in" svg:x="1.9941in" svg:y="0.1543in" svg:viewBox="0 0 131 256" svg:d="M131 12c0-6-4-12-12-12-9 0-17 8-17 17 0 5 4 11 12 11s17-8 17-16zM67 211c-5 20-20 37-38 37-4 0-7-1-11-1 8-5 11-11 11-16 0-7-6-11-12-11-10 0-17 8-17 17 0 12 12 19 30 19 17 0 52-9 61-46l27-107c1-2 2-5 2-10 0-15-14-27-32-27-33 0-52 41-52 45s4 4 5 4c3 0 3-1 6-6 7-17 23-35 39-35 8 0 11 5 11 15 0 3-1 7-1 9z"><text:p/></draw:path><draw:path draw:style-name="gr3" draw:text-style-name="P3" svg:width="0.0382in" svg:height="0.1657in" svg:x="2.0736in" svg:y="0.0815in" svg:viewBox="0 0 98 422" svg:d="M98 211c0-32-4-84-27-132-25-51-63-79-67-79-2 0-4 2-4 4s0 3 7 10c43 41 67 108 67 197 0 72-15 146-68 200-6 5-6 6-6 7 0 3 2 4 4 4 4 0 43-29 68-83 22-45 26-92 26-128z"><text:p/></draw:path><draw:path draw:style-name="gr3" draw:text-style-name="P3" svg:width="0.0516in" svg:height="0.0772in" svg:x="2.1366in" svg:y="0.0811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3" svg:width="0.1102in" svg:height="0.1106in" svg:x="2.25in" svg:y="0.1098in" svg:viewBox="0 0 281 282" svg:d="M150 150h118c6 0 13 0 13-9s-7-9-13-9h-118v-118c0-7 0-14-8-14-10 0-10 7-10 14v118h-118c-7 0-14 0-14 9s7 9 14 9h118v117c0 6 0 15 10 15 8 0 8-9 8-15z"><text:p/></draw:path><draw:path draw:style-name="gr3" draw:text-style-name="P3" svg:width="0.0705in" svg:height="0.0752in" svg:x="2.4138in" svg:y="0.1331in" svg:viewBox="0 0 180 192" svg:d="M38 152c23-25 35-35 51-49 0 0 26-23 42-38 39-39 49-59 49-61 0-4-5-4-5-4-3 0-5 1-6 5-13 20-23 26-32 26-10 0-15-6-22-13-7-10-15-18-29-18-31 0-51 40-51 48 0 2 1 5 6 5 3 0 3-3 5-5 8-19 32-19 36-19 8 0 16 2 26 6 17 6 22 6 34 6-16 19-52 49-60 56l-39 35c-29 29-43 53-43 56 0 4 4 4 5 4 3 0 5-1 7-6 10-15 23-25 36-25 10 0 14 3 25 15 6 9 15 16 27 16 42 0 66-54 66-65 0-2-2-5-5-5-4 0-5 3-5 5-11 29-38 36-52 36-8 0-15-2-25-5-14-6-20-7-29-7-1 0-8 0-12 1z"><text:p/></draw:path><draw:path draw:style-name="gr3" draw:text-style-name="P3" svg:width="0.0516in" svg:height="0.0772in" svg:x="2.4984in" svg:y="0.0811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RZar" svg:font-family="IRZar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4T11:52:10.282969914</meta:creation-date>
    <meta:generator>LibreOffice/6.0.7.3$Linux_X86_64 LibreOffice_project/00m0$Build-3</meta:generator>
    <dc:date>2021-12-25T23:51:03.420418903</dc:date>
    <meta:editing-duration>PT11M39S</meta:editing-duration>
    <meta:editing-cycles>2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